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70000009251659654E8CFC169.png" manifest:media-type="image/png"/>
  <manifest:file-entry manifest:full-path="Pictures/10000001000002D00000012875E77731B8183E23.png" manifest:media-type="image/png"/>
  <manifest:file-entry manifest:full-path="Pictures/1000000100000247000000DB6A0CF6D214B4019E.png" manifest:media-type="image/png"/>
  <manifest:file-entry manifest:full-path="Pictures/10000001000001D2000001AA85F57C4ED75C8FA7.png" manifest:media-type="image/png"/>
  <manifest:file-entry manifest:full-path="Pictures/10000001000002A200000015DC8440761000D5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d596c" officeooo:paragraph-rsid="002d59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in" svg:y="-0.0161in" svg:width="6.6929in" svg:height="0.2083in" draw:z-index="0"><draw:image xlink:href="Pictures/10000001000002A200000015DC8440761000D527.png" xlink:type="simple" xlink:show="embed" xlink:actuate="onLoad" draw:mime-type="image/png"/></draw:frame><text:tab/><text:tab/></text:p>
      <text:p text:style-name="Standard"><draw:frame draw:style-name="fr3" draw:name="Image2" text:anchor-type="char" svg:x="0.8717in" svg:y="0.1272in" svg:width="4.8543in" svg:height="4.4374in" draw:z-index="1"><draw:image xlink:href="Pictures/10000001000001D2000001AA85F57C4ED75C8F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6.0728in" svg:height="2.2811in" draw:z-index="2"><draw:image xlink:href="Pictures/1000000100000247000000DB6A0CF6D214B401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6.6929in" svg:height="2.7516in" draw:z-index="3"><draw:image xlink:href="Pictures/10000001000002D00000012875E77731B8183E23.png" xlink:type="simple" xlink:show="embed" xlink:actuate="onLoad" draw:mime-type="image/png"/></draw:frame><text:soft-page-break/></text:p>
      <text:p text:style-name="Standard"/>
      <text:p text:style-name="Standard"><draw:frame draw:style-name="fr1" draw:name="Image5" text:anchor-type="char" svg:width="6.6929in" svg:height="1.2102in" draw:z-index="4"><draw:image xlink:href="Pictures/10000001000003270000009251659654E8CFC169.png" xlink:type="simple" xlink:show="embed" xlink:actuate="onLoad" draw:mime-type="image/png"/></draw:frame></text:p>
      <text:p text:style-name="Standard"/>
      <text:p text:style-name="P1">tot fet I revisat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0:14:37.978017266</meta:creation-date>
    <meta:generator>LibreOffice/7.3.7.2$Linux_X86_64 LibreOffice_project/30$Build-2</meta:generator>
    <dc:date>2024-01-17T10:59:24.065166366</dc:date>
    <meta:editing-duration>PT2H11M48S</meta:editing-duration>
    <meta:editing-cycles>8</meta:editing-cycles>
    <meta:document-statistic meta:table-count="0" meta:image-count="5" meta:object-count="0" meta:page-count="2" meta:paragraph-count="2" meta:word-count="4" meta:character-count="19" meta:non-whitespace-character-count="14"/>
  </office:meta>
</office:document-meta>
</file>